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FC0000023744787CDB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orphans="2" fo:widows="2" fo:text-indent="0cm" style:auto-text-indent="false"/>
      <style:text-properties style:font-name="Times New Roman"/>
    </style:style>
    <style:style style:name="P6" style:family="paragraph" style:parent-style-name="Standard">
      <style:paragraph-properties fo:margin-left="0cm" fo:margin-right="0cm" fo:orphans="2" fo:widows="2" fo:text-indent="0cm" style:auto-text-indent="false"/>
      <style:text-properties fo:font-variant="normal" fo:text-transform="none" fo:color="#24292e" style:font-name="Times New Roman"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4292e" fo:font-size="12pt" fo:letter-spacing="normal" fo:font-style="normal" fo:font-weight="normal"/>
    </style:style>
    <style:style style:name="T4" style:family="text">
      <style:text-properties style:text-position="super 58%"/>
    </style:style>
    <style:style style:name="T5" style:family="text">
      <style:text-properties style:text-position="0% 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5"><text:span text:style-name="T3">Game :: Dangerous is a 3D game engine written in Haskell and OpenGL Shading Language.</text:span> <text:s text:c="2"/><text:span text:style-name="T3">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3">.</text:span></text:p>
      <text:p text:style-name="P6"/>
      <text:p text:style-name="P6">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4">Floor_grid:<text:span text:style-name="T2">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followed by its initial value (i.e. at game time tick 1).</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4787CDBF.svm" xlink:type="simple" xlink:show="embed" xlink:actuate="onLoad"/></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4">29</text:span><text:span text:style-name="T5"> to 2</text:span><text:span text:style-name="T4">29</text:span><text:span text:style-name="T5">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_logic.int_to_float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a vector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0 (INT, r, 3), index1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block:</text:span> [flag setting (INT, c), location (INT, r, 3)] (5)</text:p>
      <text:p text:style-name="Standard"/>
      <text:p text:style-name="Standard">This op – code can be considered a special case of chg_value in that it is mapped to the same op – code at bytecode level, but has a separate form at source code level. <text:s/>It is used to change the block flag, an otherwise hidden value in the scope of a program where a value other than 0 blocks the effect of player interaction signals on the program.</text:p>
      <text:p text:style-name="Standard"/>
      <text:p text:style-name="Standard">flag setting: The value the block flag is set to. <text:s/>By convention 1 is used for block enabled.</text:p>
      <text:p text:style-name="Standard"/>
      <text:p text:style-name="Standard">location: This should be the index in the obj_grid array associated with the calling GPLC program.</text:p>
      <text:p text:style-name="Standard"/>
      <text:p text:style-name="Standard"><text:span text:style-name="T1">chg_value_:</text:span> [val (INT, c), update flag (FLAG, r), update value (INT, r), location (INT, r, 3)] (5)</text:p>
      <text:p text:style-name="Standard"/>
      <text:p text:style-name="Standard">This op - code is also a special case of chg_value, mapped to op – code 5 at bytecode level. <text:s/>In this case the “val” argument is of type (INT, c). <text:s/>It is intended for use when values outside of the scope of the current program are to be changed.</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text:soft-page-break/></text:p>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pan text:style-name="T1">chg_ps0:</text:span> [state_val (INT, r), update flag (FLAG, r), update value (INT, r)] (14)</text:p>
      <text:p text:style-name="Standard"/>
      <text:p text:style-name="Standard">Change one of the global game state values held in a field of Play_state0. <text:s/>It was realised just prior to version 0.7 release that the engine in its current form doesn't allow for this op – code to change the player position or velocity values (making the update flag argument redundant in all cases). <text:s/>However, see the pass_msg op – code for an explanation of a work around for making teleporters work. <text:s/>The arguments are interpreted as follows.</text:p>
      <text:p text:style-name="Standard"/>
      <text:p text:style-name="Standard">state_val: This refers to the field to be changed, as follows. <text:s/>4: rend_mode, 5: torch_t0, 6: torch_t_limit.</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oft-page-break/><text:span text:style-name="T1">chg_grid_:</text:span> [mode (FLAG, r), index0 (INT, r, 3), index1 (INT, r, 3)] (10)</text:p>
      <text:p text:style-name="Standard"/>
      <text:p text:style-name="Standard">This has the same semantics as chg_grid except that it changes the Obj_grid array.</text:p>
      <text:p text:style-name="Standard"/>
      <text:p text:style-name="Standard"><text:span text:style-name="T1">copy_ps0:</text:span> [offset (INT, c),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assm_gplc.hs reports a “Data block offset” for each GPLC program it compiles. <text:s/>Passing this value as offset means the set of values overwritten will begin at the start of the list of values defined in the value block. <text:s/>Higher offsets correspond to starting positions further into this list.</text:p>
      <text:p text:style-name="Standard"/>
      <text:p text:style-name="Standard">index: This should be the index in the Obj_grid array holding the calling program.</text:p>
      <text:p text:style-name="Standard"/>
      <text:p text:style-name="Standard"><text:span text:style-name="T1">copy_ps1:</text:span> [offset (INT, c),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c),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text:soft-page-break/>Figure 3: Example of a menu encoded in a message.</text:p>
      <text:p text:style-name="Standard"/>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4">binary_dice: <text:span text:style-name="T2">[probability factor (INT, r), difference factor (INT, r), location (INT, r, 3), offset (INT, </text:span><text:span text:style-name="T2">c)]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text:soft-page-break/></text:p>
      <text:p text:style-name="P3">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
      <text:p text:style-name="P3">location: The index in Obj_grid that holds the projectile management program.</text:p>
      <text:p text:style-name="P3"/>
      <text:p text:style-name="P4">place_light: <text:span text:style-name="T2">[colour (FLOAT, r, 3), position (FLOAT, r, 3)] (9)</text:span></text:p>
      <text:p text:style-name="P3"/>
      <text:p text:style-name="P3">Add information about a mobile light source to the mobile_lights field of Play_state0, so that a light with the specified properties will be rendered in the next frame. <text:s/>The arguments are interpreted as follows.</text:p>
      <text:p text:style-name="P3"/>
      <text:p text:style-name="P3">colour: The RGB components of the colour intensity to be passed to the rendering engine.</text:p>
      <text:p text:style-name="P3"/>
      <text:p text:style-name="P3">position: The world space position vector to be passed to the rendering engine. <text:s/>Following the convention used in the rendering engine code this is in the form (u, v, w), where (u, v) is the horizontal world space plane and w is the vertical axis.</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4">init_npc:<text:span text:style-name="T2"> [first value (INT, r), index (INT, r)]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4">npc_decision:<text:span text:style-name="T2"> [offset (INT, r)]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4"><text:soft-page-break/>npc_move:<text:span text:style-name="T2"> [offset(INT, r)] (21)</text:span></text:p>
      <text:p text:style-name="P3"/>
      <text:p text:style-name="P3">This op – code carries out the decisions made by npc_decision through implementing creature movement in response to path finding decisions.</text:p>
      <text:p text:style-name="P3"/>
      <text:p text:style-name="P4">npc_damage:<text:span text:style-name="T2"> [mode (FLAG, c)]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4">cpede_move: [<text:span text:style-name="T2">offset(INT, r), mode (FLAG, c)] (23)</text:span></text:p>
      <text:p text:style-name="P3"/>
      <text:p text:style-name="P3">This op – code is the equivalent of npc_move for type 2 (centipede) NPC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n Tinsley</meta:initial-creator>
    <meta:creation-date>2016-05-14T12:32:27.04</meta:creation-date>
    <dc:date>2019-12-02T16:54:45.35</dc:date>
    <dc:creator>Steven Tinsley</dc:creator>
    <meta:editing-duration>P13DT17H18M21S</meta:editing-duration>
    <meta:editing-cycles>112</meta:editing-cycles>
    <meta:generator>OpenOffice/4.1.6$Win32 OpenOffice.org_project/416m1$Build-9790</meta:generator>
    <meta:document-statistic meta:table-count="1" meta:image-count="1" meta:object-count="0" meta:page-count="11" meta:paragraph-count="183" meta:word-count="4938" meta:character-count="27883"/>
  </office:meta>
</office:document-meta>
</file>